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nifont" svg:font-family="Unifont" style:font-family-generic="system" style:font-pitch="variable"/>
    <style:font-face style:name="Yu Gothic UI" svg:font-family="Yu Gothic UI" style:font-family-generic="swiss" style:font-pitch="variable" svg:panose-1="2 11 5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256in" text:min-label-width="0.25in" text:list-level-position-and-space-mode="label-alignment">
          <style:list-level-label-alignment text:label-followed-by="listtab" fo:margin-left="1.775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  <style:text-properties fo:font-size="14pt" style:font-size-asian="14pt" style:font-size-complex="14pt"/>
    </style:style>
    <style:style style:name="P9" style:parent-style-name="Standard" style:family="paragraph">
      <style:paragraph-properties fo:text-align="end" fo:margin-bottom="0in" fo:line-height="150%" fo:margin-left="0.5909in" fo:text-indent="0in">
        <style:tab-stops>
          <style:tab-stop style:type="left" style:position="2.1756in"/>
        </style:tab-stops>
      </style:paragraph-properties>
    </style:style>
    <style:style style:name="T10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T11" style:parent-style-name="Основнойшрифтабзаца" style:family="text">
      <style:text-properties style:font-name-asian="Calibri" fo:font-weight="bold" style:font-weight-asian="bold" style:use-window-font-color="true" fo:font-size="13pt" style:font-size-asian="13pt" style:font-size-complex="13pt" fo:language="en" fo:country="US"/>
    </style:style>
    <style:style style:name="T12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T13" style:parent-style-name="Основнойшрифтабзаца" style:family="text">
      <style:text-properties fo:font-weight="bold" style:font-weight-asian="bold" fo:font-size="13pt" style:font-size-asian="13pt" style:font-size-complex="13pt" fo:language="en" fo:country="US"/>
    </style:style>
    <style:style style:name="P14" style:parent-style-name="Standard" style:family="paragraph">
      <style:paragraph-properties fo:text-align="end" fo:margin-bottom="0in" fo:line-height="150%">
        <style:tab-stops>
          <style:tab-stop style:type="left" style:position="2.1756in"/>
        </style:tab-stops>
      </style:paragraph-properties>
    </style:style>
    <style:style style:name="T15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16" style:parent-style-name="Standard" style:family="paragraph">
      <style:paragraph-properties fo:text-align="start" fo:margin-left="1.475in" fo:text-indent="0.4916in">
        <style:tab-stops/>
      </style:paragraph-properties>
      <style:text-properties fo:font-size="13pt" style:font-size-asian="13pt" style:font-size-complex="13pt"/>
    </style:style>
    <style:style style:name="P17" style:parent-style-name="Заголовок1" style:family="paragraph">
      <style:paragraph-properties fo:text-align="start" fo:margin-left="0.3027in" fo:text-indent="0.2756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complex="Times New Roman" fo:font-weight="bold" style:font-weight-asian="bold" fo:color="#000000" style:font-size-complex="13pt"/>
    </style:style>
    <style:style style:name="T19" style:parent-style-name="Основнойшрифтабзаца" style:family="text">
      <style:text-properties style:font-name="Times New Roman" style:font-name-complex="Times New Roman" fo:font-weight="bold" style:font-weight-asian="bold" fo:color="#000000" style:font-size-complex="13pt"/>
    </style:style>
    <style:style style:name="T20" style:parent-style-name="Основнойшрифтабзаца" style:family="text">
      <style:text-properties style:font-name="Times New Roman" style:font-name-complex="Times New Roman" fo:font-weight="bold" style:font-weight-asian="bold" fo:color="#000000" style:font-size-complex="13pt"/>
    </style:style>
    <style:style style:name="P21" style:parent-style-name="Standard" style:family="paragraph">
      <style:paragraph-properties fo:text-align="start" fo:margin-bottom="0.0527in" fo:margin-left="0.2756in" fo:text-indent="0in">
        <style:tab-stops/>
      </style:paragraph-properties>
      <style:text-properties style:font-name="DejaVu Serif" fo:font-weight="bold" style:font-weight-asian="bold" fo:color="#002060" fo:font-size="11pt" style:font-size-asian="11pt"/>
    </style:style>
    <style:style style:name="P22" style:parent-style-name="Standard" style:family="paragraph">
      <style:paragraph-properties fo:text-align="start" fo:margin-bottom="0.0527in" fo:margin-left="0.2756in" fo:text-indent="0in">
        <style:tab-stops/>
      </style:paragraph-properties>
      <style:text-properties style:font-name="DejaVu Serif" style:use-window-font-color="true" fo:font-size="11pt" style:font-size-asian="11pt"/>
    </style:style>
    <style:style style:name="P23" style:parent-style-name="Standard" style:family="paragraph">
      <style:paragraph-properties fo:text-align="start" fo:margin-bottom="0.0527in"/>
    </style:style>
    <style:style style:name="T24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25" style:parent-style-name="Основнойшрифтабзаца" style:family="text">
      <style:text-properties style:font-name="DejaVu Serif" style:use-window-font-color="true" fo:font-size="11pt" style:font-size-asian="11pt" fo:language="en" fo:country="US"/>
    </style:style>
    <style:style style:name="T26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27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28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P29" style:parent-style-name="Standard" style:family="paragraph">
      <style:paragraph-properties fo:text-align="start" fo:margin-bottom="0.0527in"/>
    </style:style>
    <style:style style:name="T30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31" style:parent-style-name="Основнойшрифтабзаца" style:family="text">
      <style:text-properties style:font-name="DejaVu Serif" style:use-window-font-color="true" fo:font-size="11pt" style:font-size-asian="11pt" fo:language="en" fo:country="US"/>
    </style:style>
    <style:style style:name="T32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33" style:parent-style-name="Основнойшрифтабзаца" style:family="text">
      <style:text-properties style:font-name="DejaVu Serif" style:use-window-font-color="true" fo:font-size="11pt" style:font-size-asian="11pt" fo:language="en" fo:country="US"/>
    </style:style>
    <style:style style:name="T34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35" style:parent-style-name="Основнойшрифтабзаца" style:family="text">
      <style:text-properties style:font-name="DejaVu Serif" style:use-window-font-color="true" fo:font-size="11pt" style:font-size-asian="11pt" fo:language="en" fo:country="US"/>
    </style:style>
    <style:style style:name="T36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P37" style:parent-style-name="Standard" style:family="paragraph">
      <style:paragraph-properties fo:text-align="start" fo:margin-bottom="0.0527in"/>
    </style:style>
    <style:style style:name="T38" style:parent-style-name="Основнойшрифтабзаца" style:family="text">
      <style:text-properties style:font-name="DejaVu Serif" style:use-window-font-color="true" fo:font-size="11pt" style:font-size-asian="11pt" fo:language="en" fo:country="US"/>
    </style:style>
    <style:style style:name="T39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40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P41" style:parent-style-name="Standard" style:family="paragraph">
      <style:paragraph-properties fo:text-align="start" fo:margin-bottom="0.0527in"/>
    </style:style>
    <style:style style:name="T42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43" style:parent-style-name="Основнойшрифтабзаца" style:family="text">
      <style:text-properties style:font-name="DejaVu Serif" style:use-window-font-color="true" fo:font-size="11pt" style:font-size-asian="11pt" fo:language="en" fo:country="US"/>
    </style:style>
    <style:style style:name="T44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45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46" style:parent-style-name="Основнойшрифтабзаца" style:family="text">
      <style:text-properties style:font-name="DejaVu Serif" style:use-window-font-color="true" fo:font-size="11pt" style:font-size-asian="11pt" fo:language="en" fo:country="US"/>
    </style:style>
    <style:style style:name="T47" style:parent-style-name="Основнойшрифтабзаца" style:family="text">
      <style:text-properties style:font-name="DejaVu Serif" style:use-window-font-color="true" fo:font-size="11pt" style:font-size-asian="11pt"/>
    </style:style>
  </office:automatic-styles>
  <office:body>
    <office:text text:use-soft-page-breaks="true">
      <text:p text:style-name="P1"/>
      <text:p text:style-name="P9"><text:span text:style-name="T10">Курс:<text:s/></text:span><text:span text:style-name="T11">JS</text:span><text:span text:style-name="T12"><text:s/>Разработка интерфейса на<text:s/></text:span><text:span text:style-name="T13">JavaScript</text:span></text:p>
      <text:p text:style-name="P14"><text:span text:style-name="T15">Дисциплина: JavaScript - создание интерактивных web приложений</text:span></text:p>
      <text:p text:style-name="P16"/>
      <text:h text:style-name="P17" text:outline-level="1"><text:span text:style-name="T18">Домашнее задание: Коллизии</text:span><text:span text:style-name="T19">,<text:s/></text:span><text:span text:style-name="T20">часть 2</text:span></text:h>
      <text:p text:style-name="P21">Задание</text:p>
      <text:p text:style-name="P22">Проанализируйте код,<text:s/>созданный<text:s/>на уроке. Добавьте следующий функционал:</text:p>
      <text:list text:style-name="LFO4" text:continue-numbering="true">
        <text:list-item>
          <text:p text:style-name="P23"><text:span text:style-name="T24">У экземпляра<text:s/></text:span><text:span text:style-name="T25">player</text:span><text:span text:style-name="T26"><text:s/>в начале</text:span><text:span text:style-name="T27"><text:s/></text:span><text:span text:style-name="T28">должно быть 5 единиц здоровья;</text:span></text:p>
        </text:list-item>
        <text:list-item>
          <text:p text:style-name="P29"><text:span text:style-name="T30">Текущее здоровье должно отображаться на отдельном слое «</text:span><text:span text:style-name="T31">interface</text:span><text:span text:style-name="T32">» красивым шрифтом и цветом (можете использовать метод<text:s/></text:span><text:span text:style-name="T33">ctx</text:span><text:span text:style-name="T34">.</text:span><text:span text:style-name="T35">fillText</text:span><text:span text:style-name="T36">());</text:span></text:p>
        </text:list-item>
        <text:list-item>
          <text:p text:style-name="P37"><text:span text:style-name="T38">Firebal</text:span><text:span text:style-name="T39"><text:s/></text:span><text:span text:style-name="T40">при столкновении должен наносить игроку одну единицу урона;</text:span></text:p>
        </text:list-item>
        <text:list-item>
          <text:p text:style-name="P41"><text:span text:style-name="T42">Когда здоровье экземпляра<text:s/></text:span><text:span text:style-name="T43">player</text:span><text:span text:style-name="T44"><text:s/></text:span><text:span text:style-name="T45">становится меньше нуля, он исчезает с холста (*** дополнительно можете сделать какую либо анимацию «умирания» - например, изображение<text:s/></text:span><text:span text:style-name="T46">player</text:span><text:span text:style-name="T47"><text:s/>может сплющиваться или сжиматься в точку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nifont" svg:font-family="Unifont" style:font-family-generic="system" style:font-pitch="variable"/>
    <style:font-face style:name="Yu Gothic UI" svg:font-family="Yu Gothic UI" style:font-family-generic="swiss" style:font-pitch="variable" svg:panose-1="2 11 5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next-style-name="Standard" style:default-outline-level="1">
      <style:paragraph-properties fo:keep-with-next="always" fo:keep-together="always" fo:widows="2" fo:orphans="2" fo:text-align="center" fo:margin-bottom="0.2993in" fo:line-height="106%" fo:margin-right="0.002in"/>
      <style:text-properties style:font-name-complex="Calibri" fo:color="#1A3C6C" fo:font-size="13pt" style:font-size-asian="13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margin-bottom="0.002in" fo:line-height="105%" fo:margin-left="0.3027in" fo:margin-right="0.0381in" fo:text-indent="-0.006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Unifont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 fo:text-align="start" fo:margin-bottom="0in" fo:line-height="100%" fo:margin-left="0in" fo:margin-right="0in" fo:text-indent="0in">
        <style:tab-stops/>
      </style:paragraph-properties>
      <style:text-properties style:use-window-font-color="true" fo:font-size="14pt" style:font-size-asian="14pt" style:font-size-complex="14pt" style:language-asian="en" style:country-asian="US"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text-align="start" fo:margin-top="0.1944in" fo:margin-bottom="0.1944in" fo:line-height="100%" fo:margin-left="0in" fo:margin-right="0in" fo:text-indent="0in">
        <style:tab-stops/>
      </style:paragraph-properties>
      <style:text-properties style:use-window-font-color="true" style:font-size-complex="12pt" fo:hyphenate="false"/>
    </style:style>
    <style:style style:name="Default" style:display-name="Default" style:family="paragraph">
      <style:paragraph-properties fo:widows="2" fo:orphans="2"/>
      <style:text-properties style:font-name="Yu Gothic UI" style:font-name-asian="Yu Gothic UI" style:font-name-complex="Yu Gothic UI" fo:color="#000000" fo:font-size="12pt" style:font-size-asian="12pt" style:font-size-complex="12pt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1Знак" style:display-name="Заголовок 1 Знак" style:family="text" style:parent-style-name="Основнойшрифтабзаца">
      <style:text-properties style:font-name="Calibri" style:font-name-asian="Calibri" style:font-name-complex="Calibri" fo:color="#1A3C6C" fo:font-size="13pt" style:font-size-asian="13pt" style:language-asian="ru" style:country-asian="RU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style:use-window-font-color="true" style:text-position="0% 100%" fo:font-size="12pt" style:font-size-asian="12pt" style:font-size-complex="12pt" fo:background-color="transparent" style:text-underline-type="none" style:text-underline-color="font-color"/>
    </style:style>
    <style:style style:name="ListLabel20" style:display-name="ListLabel 2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1" style:display-name="ListLabel 2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2" style:display-name="ListLabel 2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3" style:display-name="ListLabel 2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4" style:display-name="ListLabel 2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5" style:display-name="ListLabel 2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6" style:display-name="ListLabel 2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7" style:display-name="ListLabel 2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Times New Roman" style:font-name-complex="Courier New"/>
    </style:style>
    <style:style style:name="WW_CharLFO1LVL5" style:family="text">
      <style:text-properties style:font-name="Times New Roman" style:font-name-complex="Courier New"/>
    </style:style>
    <style:style style:name="WW_CharLFO1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style:style style:name="WW_CharLFO3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style:use-window-font-color="true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5409in" text:min-label-width="0in" text:list-level-position-and-space-mode="label-alignment">
          <style:list-level-label-alignment text:label-followed-by="listtab" fo:margin-left="0.5409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943in" text:min-label-width="0in" text:list-level-position-and-space-mode="label-alignment">
          <style:list-level-label-alignment text:label-followed-by="listtab" fo:margin-left="0.943in" fo:text-indent="0in"/>
        </style:list-level-properties>
      </text:list-level-style-number>
      <text:list-level-style-number text:level="3" text:style-name="WW_CharLFO3LVL3" style:num-format="i">
        <style:list-level-properties text:space-before="1.443in" text:min-label-width="0in" text:list-level-position-and-space-mode="label-alignment">
          <style:list-level-label-alignment text:label-followed-by="listtab" fo:margin-left="1.443in" fo:text-indent="0in"/>
        </style:list-level-properties>
      </text:list-level-style-number>
      <text:list-level-style-number text:level="4" text:style-name="WW_CharLFO3LVL4" style:num-format="1">
        <style:list-level-properties text:space-before="1.943in" text:min-label-width="0in" text:list-level-position-and-space-mode="label-alignment">
          <style:list-level-label-alignment text:label-followed-by="listtab" fo:margin-left="1.943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443in" text:min-label-width="0in" text:list-level-position-and-space-mode="label-alignment">
          <style:list-level-label-alignment text:label-followed-by="listtab" fo:margin-left="2.443in" fo:text-indent="0in"/>
        </style:list-level-properties>
      </text:list-level-style-number>
      <text:list-level-style-number text:level="6" text:style-name="WW_CharLFO3LVL6" style:num-format="i">
        <style:list-level-properties text:space-before="2.943in" text:min-label-width="0in" text:list-level-position-and-space-mode="label-alignment">
          <style:list-level-label-alignment text:label-followed-by="listtab" fo:margin-left="2.943in" fo:text-indent="0in"/>
        </style:list-level-properties>
      </text:list-level-style-number>
      <text:list-level-style-number text:level="7" text:style-name="WW_CharLFO3LVL7" style:num-format="1">
        <style:list-level-properties text:space-before="3.443in" text:min-label-width="0in" text:list-level-position-and-space-mode="label-alignment">
          <style:list-level-label-alignment text:label-followed-by="listtab" fo:margin-left="3.443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943in" text:min-label-width="0in" text:list-level-position-and-space-mode="label-alignment">
          <style:list-level-label-alignment text:label-followed-by="listtab" fo:margin-left="3.943in" fo:text-indent="0in"/>
        </style:list-level-properties>
      </text:list-level-style-number>
      <text:list-level-style-number text:level="9" text:style-name="WW_CharLFO3LVL9" style:num-format="i">
        <style:list-level-properties text:space-before="4.443in" text:min-label-width="0in" text:list-level-position-and-space-mode="label-alignment">
          <style:list-level-label-alignment text:label-followed-by="listtab" fo:margin-left="4.443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256in" text:min-label-width="0.25in" text:list-level-position-and-space-mode="label-alignment">
          <style:list-level-label-alignment text:label-followed-by="listtab" fo:margin-left="1.775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9847in" fo:margin-bottom="0.409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812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T3" style:parent-style-name="Основнойшрифтабзаца" style:family="text">
      <style:text-properties fo:font-size="10pt" style:font-size-asian="10pt"/>
    </style:style>
    <style:style style:name="P4" style:parent-style-name="Standard" style:family="paragraph">
      <style:paragraph-properties fo:border-top="none" fo:border-left="none" fo:border-bottom="0.0416in solid #538135" fo:border-right="none" fo:padding-top="0in" fo:padding-left="0in" fo:padding-bottom="0.0138in" fo:padding-right="0in" style:shadow="none" fo:margin-left="-0.5909in">
        <style:tab-stops/>
      </style:paragraph-properties>
    </style:style>
    <style:style style:name="T5" style:parent-style-name="Основнойшрифтабзаца" style:family="text">
      <style:text-properties fo:font-weight="bold" style:font-weight-asian="bold" fo:font-size="11pt" style:font-size-asian="11pt"/>
    </style:style>
    <style:style style:name="P6" style:parent-style-name="Standard" style:family="paragraph">
      <style:paragraph-properties fo:text-align="center" fo:margin-bottom="0in" fo:line-height="100%" fo:margin-left="0in" fo:margin-right="0.0395in" fo:text-indent="0in">
        <style:tab-stops/>
      </style:paragraph-properties>
      <style:text-properties fo:font-weight="bold" style:font-weight-asian="bold" style:use-window-font-color="true" fo:font-size="14pt" style:font-size-asian="14pt" style:font-size-complex="14pt"/>
    </style:style>
    <style:style style:name="P7" style:parent-style-name="Нижнийколонтитул" style:family="paragraph">
      <style:paragraph-properties fo:text-align="end"/>
    </style:style>
    <style:style style:name="T8" style:parent-style-name="Основнойшрифтабзаца" style:family="text"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Верхнийколонтитул"><text:bookmark-start text:name="_heading=h.30j0zll"/><text:bookmark-end text:name="_heading=h.30j0zll"/></text:p>
      </style:header>
      <style:footer>
        <text:p text:style-name="P2"><text:span text:style-name="T3"><text:page-number text:fixed="false">0</text:page-number></text:span></text:p>
      </style:footer>
    </style:master-page>
    <style:master-page style:next-style-name="MP0" style:name="MPF0" style:page-layout-name="PL0">
      <style:header>
        <text:p text:style-name="P4"><draw:frame draw:z-index="251659264" draw:style-name="a0" draw:name="Рисунок 2" text:anchor-type="paragraph" svg:x="6.30197in" svg:y="-0.21929in" svg:width="0.5311in" svg:height="0.6689in" style:rel-width="scale" style:rel-height="scale"><draw:image xlink:href="media/image1.png" xlink:type="simple" xlink:show="embed" xlink:actuate="onLoad"/><svg:title/><svg:desc>C:\Методкабинет\Method cabinet_ШАГ\Содержание папки Урока\кз_лого-черный.png</svg:desc></draw:frame><text:span text:style-name="T5">КОМПЬЮТЕРНАЯ АКАДЕМИЯ «ШАГ»</text:span></text:p>
        <text:p text:style-name="P6">Домашнее задание</text:p>
      </style:header>
      <style:footer>
        <text:p text:style-name="P7"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Виталий Немыкин</meta:initial-creator>
    <dc:creator>Виталий Немыкин</dc:creator>
    <meta:creation-date>2022-01-19T04:04:00Z</meta:creation-date>
    <dc:date>2023-04-28T12:54:00Z</dc:date>
    <meta:template xlink:href="Normal" xlink:type="simple"/>
    <meta:editing-cycles>31</meta:editing-cycles>
    <meta:editing-duration>PT4860S</meta:editing-duration>
    <meta:user-defined meta:name="AppVersion">16.0000</meta:user-defined>
    <meta:document-statistic meta:page-count="1" meta:paragraph-count="1" meta:word-count="105" meta:character-count="707" meta:row-count="5" meta:non-whitespace-character-count="603"/>
  </office:meta>
</office:document-meta>
</file>